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6.985cm" svg:height="1.905cm" svg:x="12.43cm" svg:y="10.525cm">
          <text:p text:style-name="P1">lowMach_implicit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62cm" svg:height="1.905cm" svg:x="3.54cm" svg:y="10.525cm">
          <text:p text:style-name="P1">stokes_preconditio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9.89cm" svg:y="16.24cm">
          <text:p text:style-name="P1"><text:span text:style-name="T1">BoxLib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3.7cm" svg:y="18.78cm"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3.7cm" svg:y="21.32cm">
          <text:p text:style-name="P1">F_m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6.08cm" svg:y="18.78cm">
          <text:p text:style-name="P1">S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2.905cm" svg:y="21.32cm">
          <text:p text:style-name="P1">F_Base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7.985cm" svg:y="21.32cm">
          <text:p text:style-name="P1">LinearSolv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9.255cm" svg:y="23.86cm">
          <text:p text:style-name="P1">F_MG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.35cm" svg:height="1.905cm" svg:x="5.445cm" svg:y="4.175cm">
          <text:p text:style-name="P1">staggered_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54cm" svg:height="1.905cm" svg:x="16.24cm" svg:y="7.35cm">
          <text:p text:style-name="P1">exec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905cm" svg:x="1.635cm" svg:y="7.35cm">
          <text:p text:style-name="P1">src_comm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5cm" svg:x="6.715cm" svg:y="7.35cm">
          <text:p text:style-name="P1">src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8.62cm" svg:y="1.635cm">
          <text:p text:style-name="P1"><text:span text:style-name="T1">FluctHydro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905cm" svg:x="11.16cm" svg:y="7.35cm">
          <text:p text:style-name="P1">src_lowMa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2.43cm" svg:y="4.175cm">
          <text:p text:style-name="P1">HydroG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6.875cm" svg:y="13.065cm">
          <text:p text:style-name="P1">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.635cm" svg:y="13.065cm">
          <text:p text:style-name="P1">test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6.08cm" svg:y="13.065cm">
          <text:p text:style-name="P1">precon_design_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4.335cm" svg:y="13.065cm">
          <text:p text:style-name="P1">te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525cm" svg:y1="3.54cm" svg:x2="10.525cm" svg:y2="4.175cm">
          <text:p/>
        </draw:line>
        <draw:line draw:style-name="gr2" draw:text-style-name="P1" draw:layer="layout" svg:x1="13.065cm" svg:y1="3.54cm" svg:x2="13.065cm" svg:y2="4.175cm">
          <text:p/>
        </draw:line>
        <draw:connector draw:style-name="gr2" draw:text-style-name="P1" draw:layer="layout" svg:x1="8.62cm" svg:y1="6.08cm" svg:x2="3.857cm" svg:y2="7.35cm" draw:start-shape="id1" draw:start-glue-point="2" draw:end-shape="id2" draw:end-glue-point="0" svg:d="m8620 6080v634h-4763v636">
          <text:p/>
        </draw:connector>
        <draw:connector draw:style-name="gr2" draw:text-style-name="P1" draw:layer="layout" svg:x1="8.62cm" svg:y1="6.08cm" svg:x2="17.51cm" svg:y2="7.35cm" draw:start-shape="id1" draw:start-glue-point="2" draw:end-shape="id3" svg:d="m8620 6080v634h8890v636">
          <text:p/>
        </draw:connector>
        <draw:connector draw:style-name="gr2" draw:text-style-name="P1" draw:layer="layout" svg:x1="8.62cm" svg:y1="6.08cm" svg:x2="8.62cm" svg:y2="7.35cm" draw:start-shape="id1" draw:start-glue-point="2" draw:end-shape="id4" draw:end-glue-point="0" svg:d="m8620 6080v1270">
          <text:p/>
        </draw:connector>
        <draw:connector draw:style-name="gr2" draw:text-style-name="P1" draw:layer="layout" svg:x1="8.62cm" svg:y1="6.08cm" svg:x2="13.382cm" svg:y2="7.35cm" draw:start-shape="id1" draw:start-glue-point="2" draw:end-shape="id5" draw:end-glue-point="0" svg:d="m8620 6080v634h4762v636">
          <text:p/>
        </draw:connector>
        <draw:connector draw:style-name="gr2" draw:text-style-name="P1" draw:layer="layout" svg:x1="17.51cm" svg:y1="9.255cm" svg:x2="7.35cm" svg:y2="10.525cm" draw:start-shape="id3" draw:start-glue-point="2" draw:end-shape="id6" draw:end-glue-point="0" svg:d="m17510 9255v634h-10160v636">
          <text:p/>
        </draw:connector>
        <draw:connector draw:style-name="gr2" draw:text-style-name="P1" draw:layer="layout" svg:x1="17.51cm" svg:y1="9.255cm" svg:x2="15.922cm" svg:y2="10.525cm" draw:start-shape="id3" draw:start-glue-point="2" draw:end-shape="id7" draw:end-glue-point="0" svg:d="m17510 9255v634h-1588v636">
          <text:p/>
        </draw:connector>
        <draw:line draw:style-name="gr2" draw:text-style-name="P1" draw:layer="layout" svg:x1="4.81cm" svg:y1="12.43cm" svg:x2="4.81cm" svg:y2="13.065cm">
          <text:p/>
        </draw:line>
        <draw:line draw:style-name="gr2" draw:text-style-name="P1" draw:layer="layout" svg:x1="9.89cm" svg:y1="12.43cm" svg:x2="9.89cm" svg:y2="13.065cm">
          <text:p/>
        </draw:line>
        <draw:line draw:style-name="gr2" draw:text-style-name="P1" draw:layer="layout" svg:x1="15.605cm" svg:y1="12.43cm" svg:x2="15.605cm" svg:y2="13.065cm">
          <text:p/>
        </draw:line>
        <draw:line draw:style-name="gr2" draw:text-style-name="P1" draw:layer="layout" svg:x1="17.51cm" svg:y1="12.43cm" svg:x2="17.51cm" svg:y2="13.065cm">
          <text:p/>
        </draw:line>
        <draw:line draw:style-name="gr2" draw:text-style-name="P1" draw:layer="layout" svg:x1="11.16cm" svg:y1="18.145cm" svg:x2="11.16cm" svg:y2="18.78cm">
          <text:p/>
        </draw:line>
        <draw:line draw:style-name="gr2" draw:text-style-name="P1" draw:layer="layout" svg:x1="14.335cm" svg:y1="18.145cm" svg:x2="14.335cm" svg:y2="18.78cm">
          <text:p/>
        </draw:line>
        <draw:line draw:style-name="gr2" draw:text-style-name="P1" draw:layer="layout" svg:x1="14.97cm" svg:y1="20.685cm" svg:x2="14.97cm" svg:y2="21.32cm">
          <text:p/>
        </draw:line>
        <draw:line draw:style-name="gr2" draw:text-style-name="P1" draw:layer="layout" svg:x1="6.715cm" svg:y1="20.685cm" svg:x2="6.715cm" svg:y2="21.32cm">
          <text:p/>
        </draw:line>
        <draw:line draw:style-name="gr2" draw:text-style-name="P1" draw:layer="layout" svg:x1="10.525cm" svg:y1="20.685cm" svg:x2="10.525cm" svg:y2="21.32cm">
          <text:p/>
        </draw:line>
        <draw:line draw:style-name="gr2" draw:text-style-name="P1" draw:layer="layout" svg:x1="10.525cm" svg:y1="23.225cm" svg:x2="10.525cm" svg:y2="23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Nonaka</meta:initial-creator>
    <meta:creation-date>2013-05-30T10:05:09</meta:creation-date>
    <dc:date>2013-05-30T10:41:04</dc:date>
    <dc:creator>Andy Nonaka</dc:creator>
    <meta:editing-duration>PT00H04M25S</meta:editing-duration>
    <meta:editing-cycles>7</meta:editing-cycles>
    <meta:generator>OpenOffice.org/3.2$Unix OpenOffice.org_project/320m12$Build-9483</meta:generator>
    <meta:document-statistic meta:object-count="38"/>
  </office:meta>
</office:document-meta>
</file>